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1a93d4" officeooo:paragraph-rsid="001a93d4"/>
    </style:style>
    <style:style style:name="P3" style:family="paragraph" style:parent-style-name="Standard" style:master-page-name="Standard">
      <style:paragraph-properties fo:margin-top="0cm" fo:margin-bottom="0cm" loext:contextual-spacing="false" style:page-number="1"/>
    </style:style>
    <style:style style:name="T1" style:family="text">
      <style:text-properties officeooo:rsid="0018d2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Procesos</text:p>
      <text:p text:style-name="P1"/>
      <text:p text:style-name="P1">El sistema operativo necesita saber que recursos necesita el proceso para ser ejecutado:</text:p>
      <text:p text:style-name="P1"/>
      <text:p text:style-name="P1">Tiempo CPU</text:p>
      <text:p text:style-name="P1">Memoria</text:p>
      <text:p text:style-name="P1">Archivos</text:p>
      <text:p text:style-name="P1">Dispositivos E/A</text:p>
      <text:p text:style-name="P1"/>
      <text:p text:style-name="P1">Estos se le asignan en el momento de su creación, pero durante toda su ejecución estos pueden ser alterados. Todo proceso tiene un entero como único identificador el PID. El SO debe saber como crear y eliminar los procesos, así como liberar sus recursos.</text:p>
      <text:p text:style-name="P1"/>
      <text:p text:style-name="P1">Los procesos pueden comunicarse entre ellos y es muy importante la sincronización entre estos y en caso de bloqueo mutuo es el SO el que decide.</text:p>
      <text:p text:style-name="P1"/>
      <text:p text:style-name="P1">Las partes de un proceso:</text:p>
      <text:p text:style-name="P1"/>
      <text:p text:style-name="P1">La parte programada con su correspondiente sección de texto. Esto implica tener un valor en el contador del programa para saber cual es la siguiente instrucción a ejecutar <text:span text:style-name="T1">que estará en la memoria.</text:span></text:p>
      <text:p text:style-name="P1"/>
      <text:p text:style-name="P2">Todo proceso tiene que tener un padre y este sera el encargado de liberar los recursos de todos sus procesos hijo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2T12:50:02.208884123</dc:date>
    <dc:creator>enrique </dc:creator>
    <meta:editing-duration>PT20M24S</meta:editing-duration>
    <meta:editing-cycles>1</meta:editing-cycles>
    <meta:document-statistic meta:table-count="0" meta:image-count="0" meta:object-count="0" meta:page-count="1" meta:paragraph-count="11" meta:word-count="149" meta:character-count="873" meta:non-whitespace-character-count="734"/>
    <meta:generator>LibreOffice/5.0.3.2$Linux_X86_64 LibreOffice_project/00m0$Build-2</meta:generator>
  </office:meta>
</office:document-meta>
</file>